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var font-family-input" svg:font-family="'var font-family-input'"/>
    <style:font-face style:name="var font-family-text" svg:font-family="'var font-family-text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.132cm" fo:margin-bottom="0cm" loext:contextual-spacing="false" fo:line-height="200%" fo:orphans="2" fo:widows="2" fo:text-indent="0cm" style:auto-text-indent="false" fo:padding="0cm" fo:border="none"/>
      <style:text-properties fo:font-variant="normal" fo:text-transform="none" fo:color="#576871" style:font-name="var font-family-text" fo:font-size="10.5pt" fo:letter-spacing="normal" fo:font-style="normal" fo:font-weight="normal" loext:padding="0cm" loext:border="none"/>
    </style:style>
    <style:style style:name="P4" style:family="paragraph" style:parent-style-name="Preformatted_20_Text">
      <loext:graphic-properties draw:fill="solid" draw:fill-color="#f4fa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aff" fo:padding="0cm" fo:border="none"/>
      <style:text-properties fo:font-variant="normal" fo:text-transform="none" fo:color="#0e141e" style:font-name="inherit" fo:font-size="10.5pt" fo:letter-spacing="normal" fo:font-style="normal" fo:font-weight="normal" fo:background-color="#f4faff" loext:padding="0cm" loext:border="none"/>
    </style:style>
    <style:style style:name="P5" style:family="paragraph" style:parent-style-name="Preformatted_20_Text">
      <loext:graphic-properties draw:fill="solid" draw:fill-color="#f4fa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aff" fo:padding="0cm" fo:border="none"/>
    </style:style>
    <style:style style:name="P6" style:family="paragraph" style:parent-style-name="Preformatted_20_Text">
      <loext:graphic-properties draw:fill="solid" draw:fill-color="#f4faff" draw:opacity="100%"/>
      <style:paragraph-properties fo:margin-top="0cm" fo:margin-bottom="0cm" loext:contextual-spacing="false" style:line-height-at-least="0.529cm" fo:orphans="2" fo:widows="2" fo:background-color="#f4faff" fo:padding="0cm" fo:border="none"/>
      <style:text-properties fo:font-variant="normal" fo:text-transform="none" fo:color="#0e141e" style:font-name="inherit" fo:font-size="10.5pt" fo:letter-spacing="normal" fo:font-style="normal" fo:font-weight="normal" fo:background-color="#f4faff" loext:padding="0cm" loext:border="none"/>
    </style:style>
    <style:style style:name="T1" style:family="text">
      <style:text-properties fo:font-variant="normal" fo:text-transform="none" fo:color="#576871" style:font-name="var font-family-text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576871" style:font-name="var font-family-text" fo:font-size="10.5pt" fo:letter-spacing="normal" fo:font-style="normal" fo:font-weight="normal" officeooo:rsid="001fe06f" loext:padding="0cm" loext:border="none"/>
    </style:style>
    <style:style style:name="T3" style:family="text">
      <style:text-properties fo:font-variant="normal" fo:text-transform="none" fo:color="#576871" style:font-name="var font-family-text" fo:font-size="10.5pt" fo:letter-spacing="normal" fo:font-style="normal" fo:font-weight="bold" officeooo:rsid="001fe06f" style:font-weight-asian="bold" style:font-weight-complex="bold" loext:padding="0cm" loext:border="none"/>
    </style:style>
    <style:style style:name="T4" style:family="text">
      <style:text-properties fo:font-variant="normal" fo:text-transform="none" fo:color="#576871" style:font-name="var font-family-text" fo:font-size="10.5pt" fo:letter-spacing="normal" fo:font-style="italic" fo:font-weight="normal" officeooo:rsid="001fe06f" style:font-style-asian="italic" style:font-style-complex="italic" loext:padding="0cm" loext:border="none"/>
    </style:style>
    <style:style style:name="T5" style:family="text">
      <style:text-properties fo:font-variant="normal" fo:text-transform="none" fo:color="#576871" style:font-name="var font-family-text" fo:font-size="10.5pt" fo:letter-spacing="normal" fo:font-style="italic" fo:font-weight="normal" style:font-style-asian="italic" style:font-style-complex="italic" loext:padding="0cm" loext:border="none"/>
    </style:style>
    <style:style style:name="T6" style:family="text">
      <style:text-properties fo:font-variant="normal" fo:text-transform="none" fo:color="#576871" style:font-name="inherit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e141e" style:font-name="inherit" fo:font-size="10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0e141e" style:font-name="inherit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97bbf" style:text-line-through-style="none" style:text-line-through-type="none" style:font-name="var font-family-text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0" style:family="text">
      <style:text-properties fo:font-weight="bold" officeooo:rsid="001fe06f" style:font-weight-asian="bold" style:font-weight-complex="bold"/>
    </style:style>
    <style:style style:name="T11" style:family="text">
      <style:text-properties officeooo:rsid="001fe06f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 </text:span><text:span text:style-name="Emphasis"><text:span text:style-name="T6">array </text:span></text:span><text:span text:style-name="T1">is a type of data structure that stores elements of the same type in a contiguous block of memory. In an array,</text:span><text:bookmark text:name="MathJax-Element-1-Frame"/><text:span text:style-name="T1"> </text:span><text:span text:style-name="T3">A</text:span><text:span text:style-name="T1">, of size</text:span><text:bookmark text:name="MathJax-Element-2-Frame"/><text:span text:style-name="T1"> </text:span><text:span text:style-name="T3">N</text:span><text:span text:style-name="T1">, each memory location has some unique index, </text:span><text:span text:style-name="T4">i</text:span><text:span text:style-name="T5">(</text:span><text:span text:style-name="T1">where</text:span><text:bookmark text:name="MathJax-Element-4-Frame"/><text:span text:style-name="T1"> </text:span><text:span text:style-name="T2">0 &lt;= 1 &lt; N</text:span><text:span text:style-name="T1">), that can be referenced as </text:span><text:span text:style-name="T3">A[i]</text:span><text:span text:style-name="T1">(you may also see it written as</text:span><text:bookmark text:name="MathJax-Element-6-Frame"/><text:span text:style-name="T1"> </text:span><text:span text:style-name="T3">A</text:span><text:span text:style-name="T2">i</text:span><text:span text:style-name="T1">).</text:span></text:p>
      <text:p text:style-name="P3">Given an array,<text:bookmark text:name="MathJax-Element-7-Frame"/> <text:span text:style-name="T10">A</text:span>, of <text:span text:style-name="T10">N</text:span><text:span text:style-name="T11"> </text:span>integers, print each element in reverse order as a single line of space-separated integers.</text:p>
      <text:p text:style-name="P1"><text:span text:style-name="Strong_20_Emphasis"><text:span text:style-name="T7">Note: </text:span></text:span><text:span text:style-name="T1">If you've already solved our C++ domain's </text:span><text:span text:style-name="Emphasis"><text:span text:style-name="T6">Arrays Introduction </text:span></text:span><text:span text:style-name="T1">challenge, you may want to skip this.</text:span></text:p>
      <text:p text:style-name="P1"><text:span text:style-name="Strong_20_Emphasis"><text:span text:style-name="T7">Input Format</text:span></text:span></text:p>
      <text:p text:style-name="P3">The first line contains an integer, <text:span text:style-name="T10">N</text:span><text:span text:style-name="T11"> </text:span>(the number of integers in<text:bookmark text:name="MathJax-Element-2-Frame1"/> <text:span text:style-name="T10">A</text:span>).<text:line-break/>The second line contains <text:span text:style-name="T10">N</text:span><text:span text:style-name="T11"> </text:span>space-separated integers describing<text:bookmark text:name="MathJax-Element-4-Frame1"/> <text:span text:style-name="T10">A</text:span>.</text:p>
      <text:p text:style-name="P1"><text:span text:style-name="Strong_20_Emphasis"><text:span text:style-name="T7">Constraints</text:span></text:span></text:p>
      <text:list xml:id="list874806897" text:style-name="L1">
        <text:list-item>
          <text:p text:style-name="P2"><text:bookmark text:name="MathJax-Element-1-Frame2"/><text:bookmark text:name="MathJax-Element-2-Frame2"/></text:p>
        </text:list-item>
      </text:list>
      <text:p text:style-name="P1"><text:span text:style-name="Strong_20_Emphasis"><text:span text:style-name="T7">Output Format</text:span></text:span></text:p>
      <text:p text:style-name="P3">Print all <text:span text:style-name="T10">N</text:span> integers in <text:span text:style-name="T10">A</text:span> in reverse order as a single line of space-separated integers.</text:p>
      <text:p text:style-name="P1"><text:span text:style-name="Strong_20_Emphasis"><text:span text:style-name="T7">Sample Input 1</text:span></text:span></text:p>
      <text:p text:style-name="P4"/>
      <text:p text:style-name="P6">1 4 3 2</text:p>
      <text:p text:style-name="P1"><text:span text:style-name="Strong_20_Emphasis"><text:span text:style-name="T7"/></text:span></text:p>
      <text:p text:style-name="P1"><text:span text:style-name="Strong_20_Emphasis"><text:span text:style-name="T7">Sample Output 1</text:span></text:span></text:p>
      <text:p text:style-name="P5"><text:span text:style-name="Source_20_Text"><text:span text:style-name="T8">2 3 4 1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var font-family-input" svg:font-family="'var font-family-input'"/>
    <style:font-face style:name="var font-family-text" svg:font-family="'var font-family-text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19:15.476000000</meta:creation-date>
    <dc:date>2019-02-17T22:23:40.779000000</dc:date>
    <meta:editing-duration>PT4M27S</meta:editing-duration>
    <meta:editing-cycles>1</meta:editing-cycles>
    <meta:document-statistic meta:table-count="0" meta:image-count="0" meta:object-count="0" meta:page-count="1" meta:paragraph-count="13" meta:word-count="149" meta:character-count="788" meta:non-whitespace-character-count="652"/>
    <meta:generator>LibreOffice/6.0.5.2$Windows_X86_64 LibreOffice_project/54c8cbb85f300ac59db32fe8a675ff7683cd5a16</meta:generator>
  </office:meta>
</office:document-meta>
</file>